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45e76" officeooo:paragraph-rsid="00245e76"/>
    </style:style>
    <style:style style:name="T1" style:family="text">
      <style:text-properties officeooo:rsid="00208b8a"/>
    </style:style>
    <style:style style:name="T2" style:family="text">
      <style:text-properties officeooo:rsid="00245e76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uebas del comando mkdisk</text:p>
      <text:p text:style-name="Standard"/>
      <text:p text:style-name="Standard">MKDISK -SIZE=4000 -U=K -PATH=/<text:span text:style-name="T2">home/lola/jeloiu/</text:span>LARAZA.DK</text:p>
      <text:p text:style-name="Standard">MKDISK -SIZE=4000 -U=K -PATH=/firulais.dk</text:p>
      <text:p text:style-name="Standard">MKDISK -SIZE=4000 -U=K -PATH=/<text:span text:style-name="T2">home/c1/</text:span>LARAZaa.dk -f=fb </text:p>
      <text:p text:style-name="Standard">mKdisK -u=k -PaTh=/<text:span text:style-name="T2">home/c1/c2/</text:span>disco1.dk -F=fb -sIzE=5000</text:p>
      <text:p text:style-name="Standard">mKdisK -u=mb -PaTh=disco1.dk -F=fb -sIzE=5000</text:p>
      <text:p text:style-name="Standard">mKdisK -u=mb -PaTh=disco2.dk -F=fb -sIzE=5000</text:p>
      <text:p text:style-name="Standard">mKdisK -u=mb -PaTh=disco2.dk -F=fb -sIzE=0.2</text:p>
      <text:p text:style-name="Standard">mKdisK -u=k -PaTh=disco3.dk -F=fb -sIzE=200 </text:p>
      <text:p text:style-name="P1">mKdisK -u=k -F=fb -sIzE=200 -PaTh=/disco.dk</text:p>
      <text:p text:style-name="Standard"/>
      <text:p text:style-name="Standard">pruebas RMDISK</text:p>
      <text:p text:style-name="Standard"/>
      <text:p text:style-name="Standard">rmDisk -path="Disco4.dk"</text:p>
      <text:p text:style-name="Standard">rmDisk -path= urldiscosinunit.dk</text:p>
      <text:p text:style-name="Standard"/>
      <text:p text:style-name="Standard">Escritorio/Archivos/Proyecto 1/MIA_Proyecto1_20190555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1:08:52.349357631</meta:creation-date>
    <dc:date>2021-08-30T15:52:10.518726972</dc:date>
    <meta:editing-duration>PT1H20M5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56" meta:character-count="579" meta:non-whitespace-character-count="535"/>
  </office:meta>
</office:document-meta>
</file>